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6.059cm"/>
    </style:style>
    <style:style style:name="co9" style:family="table-column">
      <style:table-column-properties fo:break-before="auto" style:column-width="6.114cm"/>
    </style:style>
    <style:style style:name="co10" style:family="table-column">
      <style:table-column-properties fo:break-before="auto" style:column-width="6.2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dc2300" style:cell-protect="none" style:print-content="tru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/>
      <style:text-properties style:text-position="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33cc66" style:cell-protect="none" style:print-content="true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dc2300" style:cell-protect="none" style:print-content="true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33cc66" style:cell-protect="none" style:print-content="tru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00ff" style:cell-protect="none" style:print-content="true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2300dc" style:cell-protect="none" style:print-content="true"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>
      <style:text-properties style:font-name="Arial" style:font-name-asian="WenQuanYi Micro Hei" style:font-name-complex="FreeSans"/>
    </style:style>
  </office:automatic-styles>
  <office:body>
    <office:spreadsheet>
      <table:table table:name="Command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row table:style-name="ro2">
          <table:table-cell office:value-type="string">
            <text:p>Command</text:p>
          </table:table-cell>
          <table:table-cell office:value-type="string">
            <text:p>Description</text:p>
          </table:table-cell>
          <table:table-cell office:value-type="string">
            <text:p>Code to send (HEX)</text:p>
          </table:table-cell>
          <table:table-cell office:value-type="string">
            <text:p>Code to send (ASCII)</text:p>
          </table:table-cell>
          <table:table-cell office:value-type="string">
            <text:p>Response <text:s/>(on success)</text:p>
          </table:table-cell>
          <table:table-cell office:value-type="string">
            <text:p>Response (on error)</text:p>
          </table:table-cell>
        </table:table-row>
        <table:table-row table:style-name="ro2">
          <table:table-cell office:value-type="string">
            <text:p>Send [.] *</text:p>
          </table:table-cell>
          <table:table-cell office:value-type="string">
            <text:p>Sends . (dot) command</text:p>
          </table:table-cell>
          <table:table-cell office:value-type="string">
            <text:p>0x3B</text:p>
          </table:table-cell>
          <table:table-cell office:value-type="string">
            <text:p>;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+/-] *</text:p>
          </table:table-cell>
          <table:table-cell office:value-type="string">
            <text:p>Sends [+/-] command</text:p>
          </table:table-cell>
          <table:table-cell office:value-type="string">
            <text:p>0x3A</text:p>
          </table:table-cell>
          <table:table-cell office:value-type="string">
            <text:p>: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0] *</text:p>
          </table:table-cell>
          <table:table-cell office:value-type="string">
            <text:p>Sends ‘0’ character</text:p>
          </table:table-cell>
          <table:table-cell office:value-type="string">
            <text:p>0x30</text:p>
          </table:table-cell>
          <table:table-cell office:value-type="float" office:value="0">
            <text:p>0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1] *</text:p>
          </table:table-cell>
          <table:table-cell office:value-type="string">
            <text:p>Sends ‘1’ character</text:p>
          </table:table-cell>
          <table:table-cell office:value-type="string">
            <text:p>0x31</text:p>
          </table:table-cell>
          <table:table-cell office:value-type="float" office:value="1">
            <text:p>1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2] *</text:p>
          </table:table-cell>
          <table:table-cell office:value-type="string">
            <text:p>Sends ‘2’’ character</text:p>
          </table:table-cell>
          <table:table-cell office:value-type="string">
            <text:p>0x32</text:p>
          </table:table-cell>
          <table:table-cell office:value-type="float" office:value="2">
            <text:p>2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3] *</text:p>
          </table:table-cell>
          <table:table-cell office:value-type="string">
            <text:p>Sends ‘3’ character</text:p>
          </table:table-cell>
          <table:table-cell office:value-type="string">
            <text:p>0x33</text:p>
          </table:table-cell>
          <table:table-cell office:value-type="float" office:value="3">
            <text:p>3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4] *</text:p>
          </table:table-cell>
          <table:table-cell office:value-type="string">
            <text:p>Sends ‘4’ character</text:p>
          </table:table-cell>
          <table:table-cell office:value-type="string">
            <text:p>0x34</text:p>
          </table:table-cell>
          <table:table-cell office:value-type="float" office:value="4">
            <text:p>4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5] *</text:p>
          </table:table-cell>
          <table:table-cell office:value-type="string">
            <text:p>Sends ‘5’ character</text:p>
          </table:table-cell>
          <table:table-cell office:value-type="string">
            <text:p>0x35</text:p>
          </table:table-cell>
          <table:table-cell office:value-type="float" office:value="5">
            <text:p>5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6] *</text:p>
          </table:table-cell>
          <table:table-cell office:value-type="string">
            <text:p>Sends ‘6’ character</text:p>
          </table:table-cell>
          <table:table-cell office:value-type="string">
            <text:p>0x36</text:p>
          </table:table-cell>
          <table:table-cell office:value-type="float" office:value="6">
            <text:p>6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7] *</text:p>
          </table:table-cell>
          <table:table-cell office:value-type="string">
            <text:p>Sends ‘7’ character</text:p>
          </table:table-cell>
          <table:table-cell office:value-type="string">
            <text:p>0x37</text:p>
          </table:table-cell>
          <table:table-cell office:value-type="float" office:value="7">
            <text:p>7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8] *</text:p>
          </table:table-cell>
          <table:table-cell office:value-type="string">
            <text:p>Sends ‘8’ character</text:p>
          </table:table-cell>
          <table:table-cell office:value-type="string">
            <text:p>0x38</text:p>
          </table:table-cell>
          <table:table-cell office:value-type="float" office:value="8">
            <text:p>8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9] *</text:p>
          </table:table-cell>
          <table:table-cell office:value-type="string">
            <text:p>Sends ‘9’ character</text:p>
          </table:table-cell>
          <table:table-cell office:value-type="string">
            <text:p>0x39</text:p>
          </table:table-cell>
          <table:table-cell office:value-type="float" office:value="9">
            <text:p>9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A&lt;-C] *</text:p>
          </table:table-cell>
          <table:table-cell office:value-type="string">
            <text:p>Sends A&lt;-C (pass C to A)</text:p>
          </table:table-cell>
          <table:table-cell office:value-type="string">
            <text:p>0x44</text:p>
          </table:table-cell>
          <table:table-cell office:value-type="string">
            <text:p>D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AUTHOR EMAIL] A</text:p>
          </table:table-cell>
          <table:table-cell office:value-type="string">
            <text:p>Sends author e-mail</text:p>
          </table:table-cell>
          <table:table-cell office:value-type="string">
            <text:p>[0x6C]</text:p>
          </table:table-cell>
          <table:table-cell office:value-type="string">
            <text:p>[l]</text:p>
          </table:table-cell>
          <table:table-cell office:value-type="string">
            <text:p>[ACK] [AUTHOR EMAIL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AUTHOR USER] A</text:p>
          </table:table-cell>
          <table:table-cell office:value-type="string">
            <text:p>Sends author user</text:p>
          </table:table-cell>
          <table:table-cell office:value-type="string">
            <text:p>[0x53]</text:p>
          </table:table-cell>
          <table:table-cell office:value-type="string">
            <text:p>[S]</text:p>
          </table:table-cell>
          <table:table-cell office:value-type="string">
            <text:p>[ACK] [AUTHOR USER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AUTHOR] A</text:p>
          </table:table-cell>
          <table:table-cell office:value-type="string">
            <text:p>Sends author name</text:p>
          </table:table-cell>
          <table:table-cell office:value-type="string">
            <text:p>[0x68]</text:p>
          </table:table-cell>
          <table:table-cell office:value-type="string">
            <text:p>[h]</text:p>
          </table:table-cell>
          <table:table-cell office:value-type="string">
            <text:p>[ACK] [AUTHOR NAME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BEEP ON/OFF] *</text:p>
          </table:table-cell>
          <table:table-cell office:value-type="string">
            <text:p>Sends Beep ON / OFF</text:p>
          </table:table-cell>
          <table:table-cell office:value-type="string">
            <text:p>0x45</text:p>
          </table:table-cell>
          <table:table-cell office:value-type="string">
            <text:p>E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BEEP TEST] A</text:p>
          </table:table-cell>
          <table:table-cell office:value-type="string">
            <text:p>Sends Beep test commando</text:p>
          </table:table-cell>
          <table:table-cell office:value-type="string">
            <text:p>0x62</text:p>
          </table:table-cell>
          <table:table-cell office:value-type="string">
            <text:p>b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CLEAR] *</text:p>
          </table:table-cell>
          <table:table-cell office:value-type="string">
            <text:p>Sends Clear command</text:p>
          </table:table-cell>
          <table:table-cell office:value-type="string">
            <text:p>0x43</text:p>
          </table:table-cell>
          <table:table-cell office:value-type="string">
            <text:p>C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Down or -] *</text:p>
          </table:table-cell>
          <table:table-cell office:value-type="string">
            <text:p>Sends Down or – (minus) command</text:p>
          </table:table-cell>
          <table:table-cell office:value-type="string">
            <text:p>0x3D</text:p>
          </table:table-cell>
          <table:table-cell office:value-type="string">
            <text:p>=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3">
          <table:table-cell office:value-type="string">
            <text:p>Send [ENTER LCD MODE] E</text:p>
          </table:table-cell>
          <table:table-cell office:value-type="string">
            <text:p>Set LCD MODE</text:p>
          </table:table-cell>
          <table:table-cell office:value-type="string">
            <text:p>[0x63]</text:p>
          </table:table-cell>
          <table:table-cell office:value-type="string">
            <text:p>[c]</text:p>
          </table:table-cell>
          <table:table-cell office:value-type="string">
            <text:p>[ACK] [MESSAGE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ENTER] *</text:p>
          </table:table-cell>
          <table:table-cell office:value-type="string">
            <text:p>Sends Enter command</text:p>
          </table:table-cell>
          <table:table-cell office:value-type="string">
            <text:p>0x40</text:p>
          </table:table-cell>
          <table:table-cell office:value-type="string">
            <text:p>@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FIRMWARE VERSION] A</text:p>
          </table:table-cell>
          <table:table-cell office:value-type="string">
            <text:p>Sends firmware version</text:p>
          </table:table-cell>
          <table:table-cell office:value-type="string">
            <text:p>[0x56]</text:p>
          </table:table-cell>
          <table:table-cell office:value-type="string">
            <text:p>[V]</text:p>
          </table:table-cell>
          <table:table-cell office:value-type="string">
            <text:p>[ACK] [FIRMWARE VERSION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HARDWARE VERSION] A</text:p>
          </table:table-cell>
          <table:table-cell office:value-type="string">
            <text:p>Sends hardware version</text:p>
          </table:table-cell>
          <table:table-cell office:value-type="string">
            <text:p>[0x57]</text:p>
          </table:table-cell>
          <table:table-cell office:value-type="string">
            <text:p>[W]</text:p>
          </table:table-cell>
          <table:table-cell office:value-type="string">
            <text:p>[ACK] [HARDWARE VERSION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I2C RECEIVE] C</text:p>
          </table:table-cell>
          <table:table-cell office:value-type="string">
            <text:p>Receive I2C data</text:p>
          </table:table-cell>
          <table:table-cell office:value-type="string">
            <text:p>[0x76]</text:p>
          </table:table-cell>
          <table:table-cell office:value-type="string">
            <text:p>[v]</text:p>
          </table:table-cell>
          <table:table-cell office:value-type="string">
            <text:p>[ACK] [VALUE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I2C SEND START] C</text:p>
          </table:table-cell>
          <table:table-cell office:value-type="string">
            <text:p>Sends START command to I2C</text:p>
          </table:table-cell>
          <table:table-cell office:value-type="string">
            <text:p>[0x73]</text:p>
          </table:table-cell>
          <table:table-cell office:value-type="string">
            <text:p>[s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I2C SEND STOP] C</text:p>
          </table:table-cell>
          <table:table-cell office:value-type="string">
            <text:p>Sends STOP command to I2C</text:p>
          </table:table-cell>
          <table:table-cell office:value-type="string">
            <text:p>[0x6F]</text:p>
          </table:table-cell>
          <table:table-cell office:value-type="string">
            <text:p>[o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I2C TRANSMIT] C</text:p>
          </table:table-cell>
          <table:table-cell office:value-type="string">
            <text:p>Sends I2C data</text:p>
          </table:table-cell>
          <table:table-cell office:value-type="string">
            <text:p>[0x64] [VALUE]</text:p>
          </table:table-cell>
          <table:table-cell office:value-type="string">
            <text:p>[d] [VALUE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CLEAR LINE] E</text:p>
          </table:table-cell>
          <table:table-cell/>
          <table:table-cell office:value-type="string">
            <text:p>[0x49] [LINE]</text:p>
          </table:table-cell>
          <table:table-cell office:value-type="string">
            <text:p>[I] [LINE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CLEAR SCREEN] E</text:p>
          </table:table-cell>
          <table:table-cell/>
          <table:table-cell office:value-type="string">
            <text:p>[0x6E]</text:p>
          </table:table-cell>
          <table:table-cell office:value-type="string">
            <text:p>[n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CONTROL] E</text:p>
          </table:table-cell>
          <table:table-cell/>
          <table:table-cell office:value-type="string">
            <text:p>[0x75] [CONTROL]</text:p>
          </table:table-cell>
          <table:table-cell office:value-type="string">
            <text:p>[u] [CONTROL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DATA] E</text:p>
          </table:table-cell>
          <table:table-cell/>
          <table:table-cell office:value-type="string">
            <text:p>[0x61] [DATA]</text:p>
          </table:table-cell>
          <table:table-cell office:value-type="string">
            <text:p>[a] [DATA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EXIT LCD MODE] E</text:p>
          </table:table-cell>
          <table:table-cell/>
          <table:table-cell office:value-type="string">
            <text:p>[0x4F]</text:p>
          </table:table-cell>
          <table:table-cell office:value-type="string">
            <text:p>[O]</text:p>
          </table:table-cell>
          <table:table-cell office:value-type="string">
            <text:p>[ACK] [MESSAGE]</text:p>
          </table:table-cell>
          <table:table-cell office:value-type="string">
            <text:p>[NACK] [ERROR MESSAGE]</text:p>
          </table:table-cell>
        </table:table-row>
        <table:table-row table:style-name="ro3">
          <table:table-cell office:value-type="string">
            <text:p>Send [LCD RETURN HOME] E</text:p>
          </table:table-cell>
          <table:table-cell/>
          <table:table-cell office:value-type="string">
            <text:p>[0x48]</text:p>
          </table:table-cell>
          <table:table-cell office:value-type="string">
            <text:p>[H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LCD SET CURSOR]</text:p>
          </table:table-cell>
          <table:table-cell/>
          <table:table-cell office:value-type="string">
            <text:p>[0x55] [COLUMN AND ROW]</text:p>
          </table:table-cell>
          <table:table-cell office:value-type="string">
            <text:p>[U] [COLUMN AND ROW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Left or /] *</text:p>
          </table:table-cell>
          <table:table-cell office:value-type="string">
            <text:p>Sends Left or / (divide) command</text:p>
          </table:table-cell>
          <table:table-cell office:value-type="string">
            <text:p>0x3F</text:p>
          </table:table-cell>
          <table:table-cell office:value-type="string">
            <text:p>?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MENU] *</text:p>
          </table:table-cell>
          <table:table-cell office:value-type="string">
            <text:p>Sends Menu command</text:p>
          </table:table-cell>
          <table:table-cell office:value-type="string">
            <text:p>0x41</text:p>
          </table:table-cell>
          <table:table-cell office:value-type="string">
            <text:p>A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AD DATE] B</text:p>
          </table:table-cell>
          <table:table-cell office:value-type="string">
            <text:p>Read date [yyyy:mm:dd:ww]</text:p>
          </table:table-cell>
          <table:table-cell office:value-type="string">
            <text:p>0x74</text:p>
          </table:table-cell>
          <table:table-cell office:value-type="string">
            <text:p>t</text:p>
          </table:table-cell>
          <table:table-cell office:value-type="string">
            <text:p>[ACK] [y]][y][y][y] [m][m] [d][d] [w][w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AD EEPROM] D</text:p>
          </table:table-cell>
          <table:table-cell office:value-type="string">
            <text:p>Read EEPROM memory</text:p>
          </table:table-cell>
          <table:table-cell office:value-type="string">
            <text:p>[0x72] [ADDR_H] [ADDR_L]</text:p>
          </table:table-cell>
          <table:table-cell office:value-type="string">
            <text:p>[r] [ADDR_H] [ADDR_L]</text:p>
          </table:table-cell>
          <table:table-cell office:value-type="string">
            <text:p>[ACK] [VALUE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READ FLASH] D</text:p>
          </table:table-cell>
          <table:table-cell office:value-type="string">
            <text:p>Read flash</text:p>
          </table:table-cell>
          <table:table-cell office:value-type="string">
            <text:p>[0x4C] [ADDR_H] [ADDR_L]</text:p>
          </table:table-cell>
          <table:table-cell office:value-type="string">
            <text:p>[L] [ADDR_H] [ADDR_L]</text:p>
          </table:table-cell>
          <table:table-cell office:value-type="string">
            <text:p>[ACK] [VALUE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AD PIN] A</text:p>
          </table:table-cell>
          <table:table-cell office:value-type="string">
            <text:p>Read pins</text:p>
          </table:table-cell>
          <table:table-cell office:value-type="string">
            <text:p>[0x70]</text:p>
          </table:table-cell>
          <table:table-cell office:value-type="string">
            <text:p>[p]</text:p>
          </table:table-cell>
          <table:table-cell office:value-type="string">
            <text:p>[ACK] [VALUE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AD SENSOR] A</text:p>
          </table:table-cell>
          <table:table-cell office:value-type="string">
            <text:p>Reads sensor</text:p>
          </table:table-cell>
          <table:table-cell office:value-type="string">
            <text:p>[0x4E][SENSOR No.]</text:p>
          </table:table-cell>
          <table:table-cell office:value-type="string">
            <text:p>[S] [SENSOR No.]</text:p>
          </table:table-cell>
          <table:table-cell office:value-type="string">
            <text:p>[ACK] [VALUE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AD SRAM] D</text:p>
          </table:table-cell>
          <table:table-cell office:value-type="string">
            <text:p>Read SRAM memory</text:p>
          </table:table-cell>
          <table:table-cell office:value-type="string">
            <text:p>[0x6D] [ADDR_H] [ADDR_L]</text:p>
          </table:table-cell>
          <table:table-cell office:value-type="string">
            <text:p>[m] [ADDR_H] [ADDR_L]</text:p>
          </table:table-cell>
          <table:table-cell office:value-type="string">
            <text:p>[ACK] [VALUE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READ TIME] B</text:p>
          </table:table-cell>
          <table:table-cell office:value-type="string">
            <text:p>Read time [hh:mm:ss]</text:p>
          </table:table-cell>
          <table:table-cell office:value-type="string">
            <text:p>0x69</text:p>
          </table:table-cell>
          <table:table-cell office:value-type="string">
            <text:p>i</text:p>
          </table:table-cell>
          <table:table-cell office:value-type="string">
            <text:p>[ACK] [h][h][m][m][s][s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ESET MCU] A</text:p>
          </table:table-cell>
          <table:table-cell office:value-type="string">
            <text:p>Sends Reset microcontroller</text:p>
          </table:table-cell>
          <table:table-cell office:value-type="string">
            <text:p>0x7A</text:p>
          </table:table-cell>
          <table:table-cell office:value-type="string">
            <text:p>z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RETURN] *</text:p>
          </table:table-cell>
          <table:table-cell office:value-type="string">
            <text:p>Sends Menu command</text:p>
          </table:table-cell>
          <table:table-cell office:value-type="string">
            <text:p>0x42</text:p>
          </table:table-cell>
          <table:table-cell office:value-type="string">
            <text:p>B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Right or *] *</text:p>
          </table:table-cell>
          <table:table-cell office:value-type="string">
            <text:p>Sends Right or * (multiply) command</text:p>
          </table:table-cell>
          <table:table-cell office:value-type="string">
            <text:p>0x3E</text:p>
          </table:table-cell>
          <table:table-cell office:value-type="string">
            <text:p>&gt;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UP or +] *</text:p>
          </table:table-cell>
          <table:table-cell office:value-type="string">
            <text:p>Sends UP or + (plus) command</text:p>
          </table:table-cell>
          <table:table-cell office:value-type="string">
            <text:p>0x3C</text:p>
          </table:table-cell>
          <table:table-cell office:value-type="string">
            <text:p>&lt;</text:p>
          </table:table-cell>
          <table:table-cell office:value-type="string">
            <text:p>[ACK]</text:p>
          </table:table-cell>
          <table:table-cell office:value-type="string">
            <text:p>[NACK]</text:p>
          </table:table-cell>
        </table:table-row>
        <table:table-row table:style-name="ro2">
          <table:table-cell office:value-type="string">
            <text:p>Send [WRITE DATE] B</text:p>
          </table:table-cell>
          <table:table-cell/>
          <table:table-cell office:value-type="string">
            <text:p>[0x46] [y1][y0] [m][d]</text:p>
          </table:table-cell>
          <table:table-cell table:style-name="ce15" office:value-type="string">
            <text:p>[F] [y1][y0] [m][d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WRITE EEPROM] D</text:p>
          </table:table-cell>
          <table:table-cell/>
          <table:table-cell office:value-type="string">
            <text:p>[0x52] [ADDR_H] [ADDR_L] [DATA]</text:p>
          </table:table-cell>
          <table:table-cell office:value-type="string">
            <text:p>[R] [ADDR_H] [ADDR_L] [DATA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WRITE PIN] A</text:p>
          </table:table-cell>
          <table:table-cell/>
          <table:table-cell office:value-type="string">
            <text:p>[0x50] [VALUE]</text:p>
          </table:table-cell>
          <table:table-cell office:value-type="string">
            <text:p>[P] [VALUE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WRITE SRAM] D</text:p>
          </table:table-cell>
          <table:table-cell/>
          <table:table-cell office:value-type="string">
            <text:p>[0x4D] [ADDR_H] [ADDR_L] [DATA]</text:p>
          </table:table-cell>
          <table:table-cell office:value-type="string">
            <text:p>[M] [ADDR_H] [ADDR_L] [DATA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>
          <table:table-cell office:value-type="string">
            <text:p>Send [WRITE TIME] B</text:p>
          </table:table-cell>
          <table:table-cell/>
          <table:table-cell office:value-type="string">
            <text:p>[0x54] [h][h][m][m][s][s]</text:p>
          </table:table-cell>
          <table:table-cell table:style-name="ce15" office:value-type="string">
            <text:p>[T] [h][h][m][m][s][s]</text:p>
          </table:table-cell>
          <table:table-cell office:value-type="string">
            <text:p>[ACK]</text:p>
          </table:table-cell>
          <table:table-cell office:value-type="string">
            <text:p>[NACK] [ERROR MESSAGE]</text:p>
          </table:table-cell>
        </table:table-row>
        <table:table-row table:style-name="ro2" table:number-rows-repeated="10485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LAGS" table:style-name="ta1">
        <table:table-column table:style-name="co6" table:default-cell-style-name="Default"/>
        <table:table-column table:style-name="co7" table:default-cell-style-name="ce3"/>
        <table:table-column table:style-name="co7" table:number-columns-repeated="7" table:default-cell-style-name="ce10"/>
        <table:table-column table:style-name="co7" table:number-columns-repeated="8" table:default-cell-style-name="ce3"/>
        <table:table-column table:style-name="co5" table:number-columns-repeated="3" table:default-cell-style-name="Default"/>
        <table:table-row table:style-name="ro2">
          <table:table-cell table:style-name="ce2" office:value-type="string">
            <text:p>HIGH BYTE</text:p>
          </table:table-cell>
          <table:table-cell/>
          <table:table-cell table:style-name="ce3" table:number-columns-repeated="7"/>
          <table:table-cell table:number-columns-repeated="11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table:style-name="ce4" office:value-type="string">
            <text:p>E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7"/>
          <table:table-cell table:number-columns-repeated="11"/>
        </table:table-row>
        <table:table-row table:style-name="ro2">
          <table:table-cell table:style-name="ce2" office:value-type="string">
            <text:p>LOW BYTE</text:p>
          </table:table-cell>
          <table:table-cell table:style-name="ce4" office:value-type="string">
            <text:p>E1</text:p>
          </table:table-cell>
          <table:table-cell table:style-name="ce4" office:value-type="string">
            <text:p>E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D0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7"/>
          <table:table-cell table:number-columns-repeated="11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0</text:p>
          </table:table-cell>
          <table:table-cell table:style-name="ce4" office:value-type="string">
            <text:p>E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office:value-type="string">
            <text:p>E1</text:p>
          </table:table-cell>
          <table:table-cell table:style-name="ce4" office:value-type="string">
            <text:p>E0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D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FLAG</text:p>
          </table:table-cell>
          <table:table-cell table:style-name="ce7" table:formula="of:=[.B3]" office:value-type="float" office:value="0">
            <text:p>0</text:p>
          </table:table-cell>
          <table:table-cell table:style-name="ce7" table:formula="of:=[.C3]" office:value-type="float" office:value="1">
            <text:p>1</text:p>
          </table:table-cell>
          <table:table-cell table:style-name="ce7" table:formula="of:=[.D3]" office:value-type="float" office:value="0">
            <text:p>0</text:p>
          </table:table-cell>
          <table:table-cell table:style-name="ce7" table:formula="of:=[.E3]" office:value-type="float" office:value="1">
            <text:p>1</text:p>
          </table:table-cell>
          <table:table-cell table:style-name="ce7" table:formula="of:=[.F3]" office:value-type="float" office:value="1">
            <text:p>1</text:p>
          </table:table-cell>
          <table:table-cell table:style-name="ce7" table:formula="of:=[.G3]" office:value-type="float" office:value="1">
            <text:p>1</text:p>
          </table:table-cell>
          <table:table-cell table:style-name="ce7" table:formula="of:=[.H3]" office:value-type="float" office:value="0">
            <text:p>0</text:p>
          </table:table-cell>
          <table:table-cell table:style-name="ce7" table:formula="of:=[.I3]" office:value-type="float" office:value="0">
            <text:p>0</text:p>
          </table:table-cell>
          <table:table-cell table:style-name="ce12" table:formula="of:=[.B6]" office:value-type="float" office:value="0">
            <text:p>0</text:p>
          </table:table-cell>
          <table:table-cell table:style-name="ce12" table:formula="of:=[.C6]" office:value-type="float" office:value="1">
            <text:p>1</text:p>
          </table:table-cell>
          <table:table-cell table:style-name="ce12" table:formula="of:=[.D6]" office:value-type="float" office:value="0">
            <text:p>0</text:p>
          </table:table-cell>
          <table:table-cell table:style-name="ce12" table:formula="of:=[.E6]" office:value-type="float" office:value="1">
            <text:p>1</text:p>
          </table:table-cell>
          <table:table-cell table:style-name="ce12" table:formula="of:=[.F6]" office:value-type="float" office:value="0">
            <text:p>0</text:p>
          </table:table-cell>
          <table:table-cell table:style-name="ce12" table:formula="of:=[.G6]" office:value-type="float" office:value="1">
            <text:p>1</text:p>
          </table:table-cell>
          <table:table-cell table:style-name="ce12" table:formula="of:=[.H6]" office:value-type="float" office:value="0">
            <text:p>0</text:p>
          </table:table-cell>
          <table:table-cell table:style-name="ce12" table:formula="of:=[.I6]" office:value-type="float" office:value="1">
            <text:p>1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>
            <text:p>FLAG</text:p>
          </table:table-cell>
          <table:table-cell table:style-name="ce8" table:formula="of:=[.B9]*2^15+[.C9]*2^14+[.D9]*2^13+[.E9]*2^12+[.F9]*2^11+[.G9]*2^10+[.H9]*2^9+[.I9]*2^8+[.J9]*2^7+[.K9]*2^6+[.L9]*2^5+[.M9]*2^4+[.N9]*2^3+[.O9]*2^2+[.P9]*2+[.Q9]" office:value-type="float" office:value="23637">
            <text:p>23637</text:p>
          </table:table-cell>
          <table:table-cell table:number-columns-repeated="7"/>
          <table:table-cell table:style-name="ce10" table:number-columns-repeated="8"/>
          <table:table-cell table:style-name="ce11" table:number-columns-repeated="3"/>
        </table:table-row>
        <table:table-row table:style-name="ro2">
          <table:table-cell table:style-name="ce2" office:value-type="string">
            <text:p>FLAG HEX</text:p>
          </table:table-cell>
          <table:table-cell table:style-name="ce9" table:formula="of:=DEC2HEX([.B10])" office:value-type="string" office:string-value="5C55">
            <text:p>5C55</text:p>
          </table:table-cell>
          <table:table-cell table:number-columns-repeated="7"/>
          <table:table-cell table:style-name="ce10" table:number-columns-repeated="8"/>
          <table:table-cell table:style-name="ce11" table:number-columns-repeated="3"/>
        </table:table-row>
        <table:table-row table:style-name="ro2" table:number-rows-repeated="2">
          <table:table-cell/>
          <table:table-cell table:style-name="ce10"/>
          <table:table-cell table:number-columns-repeated="7"/>
          <table:table-cell table:style-name="ce10" table:number-columns-repeated="8"/>
          <table:table-cell table:style-name="ce11" table:number-columns-repeated="3"/>
        </table:table-row>
        <table:table-row table:style-name="ro2">
          <table:table-cell/>
          <table:table-cell table:style-name="ce11" table:number-columns-repeated="19"/>
        </table:table-row>
      </table:table>
      <table:named-expressions/>
      <table:database-ranges>
        <table:database-range table:name="__Anonymous_Sheet_DB__0" table:target-range-address="Commands.A1:Commands.F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Perereira da Silva</meta:initial-creator>
    <meta:creation-date>2015-08-06T14:45:10</meta:creation-date>
    <dc:date>2015-08-13T19:02:03</dc:date>
    <dc:creator>Fábio Perereira da Silva</dc:creator>
    <meta:editing-duration>PT3H4M37S</meta:editing-duration>
    <meta:editing-cycles>59</meta:editing-cycles>
    <meta:generator>LibreOffice/3.5$Linux_x86 LibreOffice_project/350m1$Build-2</meta:generator>
    <meta:document-statistic meta:table-count="2" meta:cell-count="383" meta:object-count="0"/>
  </office:meta>
</office:document-meta>
</file>